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7a2" officeooo:paragraph-rsid="001897a2"/>
    </style:style>
    <style:style style:name="P2" style:family="paragraph" style:parent-style-name="Standard">
      <style:text-properties officeooo:rsid="001975f5" officeooo:paragraph-rsid="00197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commit</text:p>
      <text:p text:style-name="P2">1ère modi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2:46:59.260522971</meta:creation-date>
    <dc:date>2025-09-28T12:04:17.214452952</dc:date>
    <meta:editing-duration>PT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5" meta:character-count="24" meta:non-whitespace-character-count="21"/>
  </office:meta>
</office:document-meta>
</file>